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February 22, 2022 (03:58: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58:16Z</meta:creation-date>
    <dc:date>2022-02-22T20:58:16Z</dc:date>
    <meta:user-defined meta:name="date" meta:value-type="string">February  22, 2022 (03:58: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